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f1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f1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f1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f1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f1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f1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f1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f1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f1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f1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f1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f1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f1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f1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f1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f1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f1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Paola Saray Castillo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7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arianny Carolina Rodríguez Avi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0268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5.8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4" meta:non-whitespace-character-count="1007"/>
    <meta:template xlink:type="simple" xlink:actuate="onRequest" xlink:title="Normal" xlink:href=""/>
  </office:meta>
</office:document-meta>
</file>